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  <table:table-row table:style-name="ro1">
          <table:table-cell office:value-type="float" office:value="7.43885" calcext:value-type="float">
            <text:p>7.4388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5.7005" calcext:value-type="float">
            <text:p>5.700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4.91755" calcext:value-type="float">
            <text:p>4.9175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003" calcext:value-type="float">
            <text:p>0.24003</text:p>
          </table:table-cell>
          <table:table-cell office:value-type="float" office:value="0.238893" calcext:value-type="float">
            <text:p>0.238893</text:p>
          </table:table-cell>
          <table:table-cell office:value-type="float" office:value="0.242187" calcext:value-type="float">
            <text:p>0.242187</text:p>
          </table:table-cell>
          <table:table-cell office:value-type="float" office:value="0.240031" calcext:value-type="float">
            <text:p>0.240031</text:p>
          </table:table-cell>
          <table:table-cell office:value-type="float" office:value="0.23827" calcext:value-type="float">
            <text:p>0.23827</text:p>
          </table:table-cell>
          <table:table-cell office:value-type="float" office:value="0.241723" calcext:value-type="float">
            <text:p>0.241723</text:p>
          </table:table-cell>
          <table:table-cell office:value-type="float" office:value="0.43155" calcext:value-type="float">
            <text:p>0.43155</text:p>
          </table:table-cell>
          <table:table-cell office:value-type="float" office:value="0.427747" calcext:value-type="float">
            <text:p>0.427747</text:p>
          </table:table-cell>
          <table:table-cell office:value-type="float" office:value="0.436627" calcext:value-type="float">
            <text:p>0.436627</text:p>
          </table:table-cell>
          <table:table-cell office:value-type="float" office:value="0.431552" calcext:value-type="float">
            <text:p>0.431552</text:p>
          </table:table-cell>
          <table:table-cell office:value-type="float" office:value="0.427083" calcext:value-type="float">
            <text:p>0.427083</text:p>
          </table:table-cell>
          <table:table-cell office:value-type="float" office:value="0.43452" calcext:value-type="float">
            <text:p>0.43452</text:p>
          </table:table-cell>
          <table:table-cell office:value-type="float" office:value="1.7979" calcext:value-type="float">
            <text:p>1.7979</text:p>
          </table:table-cell>
          <table:table-cell office:value-type="float" office:value="1.79791" calcext:value-type="float">
            <text:p>1.79791</text:p>
          </table:table-cell>
          <table:table-cell office:value-type="float" office:value="5.24839" calcext:value-type="float">
            <text:p>5.248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21:36:47.492727502</meta:creation-date>
    <dc:date>2023-01-04T21:37:14.776852381</dc:date>
    <meta:editing-duration>PT27S</meta:editing-duration>
    <meta:editing-cycles>1</meta:editing-cycles>
    <meta:document-statistic meta:table-count="1" meta:cell-count="270" meta:object-count="0"/>
    <meta:generator>LibreOffice/7.3.7.2$Linux_AARCH64 LibreOffice_project/30$Build-2</meta:generator>
  </office:meta>
</office:document-meta>
</file>